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2abf" officeooo:paragraph-rsid="000a2abf"/>
    </style:style>
    <style:style style:name="P2" style:family="paragraph" style:parent-style-name="Standard">
      <style:text-properties officeooo:rsid="000a2abf" officeooo:paragraph-rsid="000be943"/>
    </style:style>
    <style:style style:name="P3" style:family="paragraph" style:parent-style-name="Standard">
      <style:text-properties officeooo:paragraph-rsid="000a2abf"/>
    </style:style>
    <style:style style:name="P4" style:family="paragraph" style:parent-style-name="Standard">
      <style:text-properties officeooo:paragraph-rsid="000be943"/>
    </style:style>
    <style:style style:name="P5" style:family="paragraph" style:parent-style-name="Standard">
      <style:text-properties officeooo:rsid="000be943" officeooo:paragraph-rsid="000be943"/>
    </style:style>
    <style:style style:name="P6" style:family="paragraph" style:parent-style-name="Standard">
      <style:text-properties officeooo:rsid="000be943" officeooo:paragraph-rsid="000caac1"/>
    </style:style>
    <style:style style:name="P7" style:family="paragraph" style:parent-style-name="Standard">
      <style:text-properties officeooo:rsid="000caac1" officeooo:paragraph-rsid="000caac1"/>
    </style:style>
    <style:style style:name="P8" style:family="paragraph" style:parent-style-name="Standard">
      <style:text-properties officeooo:paragraph-rsid="000caac1"/>
    </style:style>
    <style:style style:name="P9" style:family="paragraph" style:parent-style-name="Standard">
      <style:text-properties officeooo:rsid="000a2abf" officeooo:paragraph-rsid="000a2abf"/>
    </style:style>
    <style:style style:name="T1" style:family="text">
      <style:text-properties officeooo:rsid="000a2abf"/>
    </style:style>
    <style:style style:name="T2" style:family="text">
      <style:text-properties officeooo:rsid="000be943"/>
    </style:style>
    <style:style style:name="T3" style:family="text">
      <style:text-properties officeooo:rsid="000caac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álisis separado de sprites</text:p>
      <text:p text:style-name="P1"/>
      <text:p text:style-name="P1"/>
      <text:p text:style-name="P1">Nota: se crea un array de 4 bytes x 32 que sobrescribirá la zona de spritemap y actualizará sprites en pantalla.</text:p>
      <text:p text:style-name="P1"/>
      <text:p text:style-name="P1">1) Punto mira (2 sprites en la misma posición)</text:p>
      <text:p text:style-name="P1">a) <text:s/>Normal </text:p>
      <text:p text:style-name="P1">* Son dos forma cuadrada por ejemplo con color blanco y rojo uno dentro de otro y cuando se dispare intercambiarán sus colores.</text:p>
      <text:p text:style-name="P1">* Lo mueve el usuario libremente sin salirse de los márgenes .</text:p>
      <text:p text:style-name="P1">b) Mejorado</text:p>
      <text:p text:style-name="P1">* Como el primero pero forma de rombo</text:p>
      <text:p text:style-name="P1">* Aguantará 75 ¿? disparos y quitarán más vida (5 en vez de 1 por ejemplo) <text:span text:style-name="T2">o también puede durar 6 pantallas y quitará el doble de vida a los enemigos … mmm… menos costoso computacionalmente… hay que preguntar</text:span></text:p>
      <text:p text:style-name="P1"/>
      <text:p text:style-name="P1">2) Reliquia (1 sprite)</text:p>
      <text:p text:style-name="P1">* Forma de papiro amarillo.</text:p>
      <text:p text:style-name="P1">* Se sitúa en una zona aleatoria de pantalla.</text:p>
      <text:p text:style-name="P1">* Se mata/usa con un disparo.</text:p>
      <text:p text:style-name="P1">* Cuando se ha utilizado se actualiza bytes donde se describe el nivel para que no vuelva a aparecer.</text:p>
      <text:p text:style-name="P1">* Añade un tile al listado de reliquias en la zona inferior.</text:p>
      <text:p text:style-name="P1"/>
      <text:p text:style-name="P1">3) Vida extra (1 sprite)</text:p>
      <text:p text:style-name="P1">* Forma de muñeco. Se intentará poner dos colores: blanco y negro.</text:p>
      <text:p text:style-name="P1">* Se sitúa en una zona aleatoria de pantalla.</text:p>
      <text:p text:style-name="P1">* Se mata/usa con un disparo.</text:p>
      <text:p text:style-name="P1">* Cuando se ha utilizado se actualiza bytes donde se describe el nivel para que no vuelva a aparecer.</text:p>
      <text:p text:style-name="P1">* Añade un tile al listado de vidas en la zona inferior.</text:p>
      <text:p text:style-name="P3"/>
      <text:p text:style-name="P1">4) Planta (1 sprite)</text:p>
      <text:p text:style-name="P1">* Forma de p<text:span text:style-name="T2">l</text:span>anta. Se intentará poner dos colores: verde y amarillo flor.</text:p>
      <text:p text:style-name="P2">* Se sitúa en una zona aleatoria de pantalla.</text:p>
      <text:p text:style-name="P2">* Se mata/usa con un disparo.</text:p>
      <text:p text:style-name="P2">* Cuando se ha utilizado se actualiza bytes donde se describe el nivel para que no vuelva a aparecer.</text:p>
      <text:p text:style-name="P4"><text:span text:style-name="T1">* </text:span><text:span text:style-name="T2">Poner la energía al máximo</text:span><text:span text:style-name="T1"> en la zona inferior.</text:span></text:p>
      <text:p text:style-name="P4"/>
      <text:p text:style-name="P5">5) Ballesta mejorada (1 sprite)</text:p>
      <text:p text:style-name="P5">* Forma de ballesta. Se intentará poner dos colores: marrón y negro.</text:p>
      <text:p text:style-name="P2">* Se sitúa en una zona aleatoria de pantalla.</text:p>
      <text:p text:style-name="P2">* Se mata/usa con un disparo.</text:p>
      <text:p text:style-name="P2">* Cuando se ha utilizado se actualiza bytes donde se describe el nivel para que no vuelva a aparecer.</text:p>
      <text:p text:style-name="P2">* <text:span text:style-name="T2">Conectada con el punto de mira de ballesta mejorado.</text:span></text:p>
      <text:p text:style-name="P2"/>
      <text:p text:style-name="P5">6) Ciempiés venenoso (2 sprites en la misma posición pero alternándose cada n pasos)</text:p>
      <text:p text:style-name="P5">* Forma de ciempiés. Se intentará poner dos colores: verde y azul</text:p>
      <text:p text:style-name="P2">* Se sitúa en una zona aleatoria de pantalla <text:span text:style-name="T2">y no se mueve de ahí.</text:span></text:p>
      <text:p text:style-name="P2">* <text:span text:style-name="T2">Vida:???</text:span></text:p>
      <text:p text:style-name="P2"/>
      <text:p text:style-name="P5">7) Araña (2 sprites en la misma posición pero alternándose cada n pasos)</text:p>
      <text:p text:style-name="P5">* Forma de araña de color verde o marrón.</text:p>
      <text:p text:style-name="P6"><text:soft-page-break/>* Aparece en la zona superior de la pantalla y va de <text:span text:style-name="T3">arriba a abajo una y otra vez hasta que muere. La posición “x” será aleatoria.</text:span></text:p>
      <text:p text:style-name="P6">* <text:span text:style-name="T3">Vida ????</text:span></text:p>
      <text:p text:style-name="P5"/>
      <text:p text:style-name="P7">8) Murciélago <text:span text:style-name="T2">(2 sprites en la misma posición pero alternándose cada n pasos)</text:span></text:p>
      <text:p text:style-name="P8"><text:span text:style-name="T2">* Forma de </text:span><text:span text:style-name="T3">murciélago</text:span><text:span text:style-name="T2"> de color </text:span><text:span text:style-name="T3">azul oscuro.</text:span></text:p>
      <text:p text:style-name="P8">* <text:span text:style-name="T3">Aparece por la derecha de pantalla y va hacia la izquierda una y otra vez hasta que muere. La posición “y” es aleatoria en el 1º tercio de pantalla.</text:span></text:p>
      <text:p text:style-name="P8">* <text:span text:style-name="T3">Vida ???</text:span></text:p>
      <text:p text:style-name="P8"/>
      <text:p text:style-name="P8"><text:span text:style-name="T3">9) Serpiente </text:span><text:span text:style-name="T2">(2 sprites en la misma posición pero alternándose cada n pasos)</text:span></text:p>
      <text:p text:style-name="P8"><text:span text:style-name="T2">* Forma de </text:span><text:span text:style-name="T3">serpiente</text:span><text:span text:style-name="T2"> de color </text:span><text:span text:style-name="T3">verde oscuro.</text:span></text:p>
      <text:p text:style-name="P8">* <text:span text:style-name="T3">Aparece por la izquierda de pantalla y va hacia la derecha una y otra vez hasta que muere. La posición “y” es aleatoria en el 1º tercio de pantalla.</text:span></text:p>
      <text:p text:style-name="P8">* <text:span text:style-name="T3">Vida ???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7T18:49:03.831096476</meta:creation-date>
    <dc:date>2021-07-24T08:49:12.545965836</dc:date>
    <meta:editing-duration>PT8M49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49" meta:word-count="563" meta:character-count="2932" meta:non-whitespace-character-count="2416"/>
  </office:meta>
</office:document-meta>
</file>